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1" table:formula="of:=([.C13]-[.C14]-[.C15])*27.211" office:value-type="float" office:value="-128.291605729541" calcext:value-type="float">
            <text:p>-128.292</text:p>
          </table:table-cell>
          <table:table-cell table:style-name="ce1" table:formula="of:=([.D13]-[.D14]-[.D15])*27.211" office:value-type="float" office:value="-8.55491386568761" calcext:value-type="float">
            <text:p>-8.555</text:p>
          </table:table-cell>
          <table:table-cell table:style-name="ce1" table:formula="of:=([.E13]-[.E14]-[.E15])*27.211" office:value-type="float" office:value="-3.25200673533765" calcext:value-type="float">
            <text:p>-3.252</text:p>
          </table:table-cell>
          <table:table-cell table:style-name="ce1" table:formula="of:=([.F13]-[.F14]-[.F15])*27.211" office:value-type="float" office:value="-1.5288253845208" calcext:value-type="float">
            <text:p>-1.529</text:p>
          </table:table-cell>
          <table:table-cell table:style-name="ce1" table:formula="of:=([.G13]-[.G14]-[.G15])*27.211" office:value-type="float" office:value="-0.925345105443919" calcext:value-type="float">
            <text:p>-0.925</text:p>
          </table:table-cell>
          <table:table-cell table:style-name="ce1" table:formula="of:=([.H13]-[.H14]-[.H15])*27.211" office:value-type="float" office:value="-2707494.31088504" calcext:value-type="float">
            <text:p>-2707494.311</text:p>
          </table:table-cell>
          <table:table-cell table:style-name="ce1" table:formula="of:=([.I13]-[.I14]-[.I15])*27.211" office:value-type="float" office:value="9270.83367008381" calcext:value-type="float">
            <text:p>9270.834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1" table:formula="of:=([.C13]-[.C14]-[.C16])*27.211" office:value-type="float" office:value="-128.301509362297" calcext:value-type="float">
            <text:p>-128.302</text:p>
          </table:table-cell>
          <table:table-cell table:style-name="ce1" table:formula="of:=([.D13]-[.D14]-[.D16])*27.211" office:value-type="float" office:value="-8.56481749844345" calcext:value-type="float">
            <text:p>-8.565</text:p>
          </table:table-cell>
          <table:table-cell table:style-name="ce1" table:formula="of:=([.E13]-[.E14]-[.E16])*27.211" office:value-type="float" office:value="-3.26191036809349" calcext:value-type="float">
            <text:p>-3.262</text:p>
          </table:table-cell>
          <table:table-cell table:style-name="ce1" table:formula="of:=([.F13]-[.F14]-[.F16])*27.211" office:value-type="float" office:value="-1.53872901727664" calcext:value-type="float">
            <text:p>-1.539</text:p>
          </table:table-cell>
          <table:table-cell table:style-name="ce1" table:formula="of:=([.G13]-[.G14]-[.G16])*27.211" office:value-type="float" office:value="-0.935248738199758" calcext:value-type="float">
            <text:p>-0.935</text:p>
          </table:table-cell>
          <table:table-cell table:style-name="ce1" table:formula="of:=([.H13]-[.H14]-[.H16])*27.211" office:value-type="float" office:value="-2707494.32078867" calcext:value-type="float">
            <text:p>-2707494.321</text:p>
          </table:table-cell>
          <table:table-cell table:style-name="ce1" table:formula="of:=([.I13]-[.I14]-[.I16])*27.211" office:value-type="float" office:value="9270.82376645105" calcext:value-type="float">
            <text:p>9270.82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1" table:formula="of:=([.C29]-[.C30]-[.C31])*27.211" office:value-type="float" office:value="-1.06051184315618" calcext:value-type="float">
            <text:p>-1.061</text:p>
          </table:table-cell>
          <table:table-cell table:style-name="ce1" table:formula="of:=([.D29]-[.D30]-[.D31])*27.211" office:value-type="float" office:value="-0.716816431436477" calcext:value-type="float">
            <text:p>-0.717</text:p>
          </table:table-cell>
          <table:table-cell table:style-name="ce1" table:formula="of:=([.E29]-[.E30]-[.E31])*27.211" office:value-type="float" office:value="-0.849232082635989" calcext:value-type="float">
            <text:p>-0.849</text:p>
          </table:table-cell>
          <table:table-cell table:style-name="ce1" table:formula="of:=([.F29]-[.F30]-[.F31])*27.211" office:value-type="float" office:value="-0.782241612893661" calcext:value-type="float">
            <text:p>-0.782</text:p>
          </table:table-cell>
          <table:table-cell table:style-name="ce1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1" table:formula="of:=([.C29]-[.C30]-[.C32])*27.211" office:value-type="float" office:value="-1.05706995505883" calcext:value-type="float">
            <text:p>-1.057</text:p>
          </table:table-cell>
          <table:table-cell table:style-name="ce1" table:formula="of:=([.D29]-[.D30]-[.D32])*27.211" office:value-type="float" office:value="-0.713374543339127" calcext:value-type="float">
            <text:p>-0.713</text:p>
          </table:table-cell>
          <table:table-cell table:style-name="ce1" table:formula="of:=([.E29]-[.E30]-[.E32])*27.211" office:value-type="float" office:value="-0.845790194538639" calcext:value-type="float">
            <text:p>-0.846</text:p>
          </table:table-cell>
          <table:table-cell table:style-name="ce1" table:formula="of:=([.F29]-[.F30]-[.F32])*27.211" office:value-type="float" office:value="-0.778799724796311" calcext:value-type="float">
            <text:p>-0.779</text:p>
          </table:table-cell>
          <table:table-cell table:style-name="ce1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([.C43]-[.C44]-[.C45])*27.211" office:value-type="float" office:value="-0.859342656190769" calcext:value-type="float">
            <text:p>-0.859</text:p>
          </table:table-cell>
          <table:table-cell table:style-name="ce1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([.C43]-[.C44]-[.C46])*27.211" office:value-type="float" office:value="-0.862278159959124" calcext:value-type="float">
            <text:p>-0.862</text:p>
          </table:table-cell>
          <table:table-cell table:style-name="ce1" table:formula="of:=([.D43]-[.D44]-[.D46])*27.211" office:value-type="float" office:value="-0.420438493359404" calcext:value-type="float">
            <text:p>-0.42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48]-[.C34]" office:value-type="float" office:value="0.201169186965409" calcext:value-type="float">
            <text:p>0.201</text:p>
          </table:table-cell>
          <table:table-cell table:style-name="ce1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49]-[.C35]" office:value-type="float" office:value="0.194791795099704" calcext:value-type="float">
            <text:p>0.195</text:p>
          </table:table-cell>
          <table:table-cell table:style-name="ce1" table:formula="of:=[.D49]-[.D35]" office:value-type="float" office:value="0.292936049979723" calcext:value-type="float">
            <text:p>0.293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1" table:formula="of:=([.C58]-[.C59]-[.C60])*27.211" office:value-type="float" office:value="-0.924867544493488" calcext:value-type="float">
            <text:p>-0.925</text:p>
          </table:table-cell>
          <table:table-cell table:style-name="ce1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1" table:formula="of:=([.C58]-[.C59]-[.C61])*27.211" office:value-type="float" office:value="-0.926997001870173" calcext:value-type="float">
            <text:p>-0.927</text:p>
          </table:table-cell>
          <table:table-cell table:style-name="ce1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1" table:formula="of:=[.C63]-[.C48]" office:value-type="float" office:value="-0.0655248883027192" calcext:value-type="float">
            <text:p>-0.066</text:p>
          </table:table-cell>
          <table:table-cell table:style-name="ce1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1" table:formula="of:=[.C64]-[.C49]" office:value-type="float" office:value="-0.0647188419110499" calcext:value-type="float">
            <text:p>-0.065</text:p>
          </table:table-cell>
          <table:table-cell table:style-name="ce1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([.C73]-[.C74]-[.C75])*27.211" office:value-type="float" office:value="-0.842504857626026" calcext:value-type="float">
            <text:p>-0.843</text:p>
          </table:table-cell>
          <table:table-cell table:style-name="ce1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([.C73]-[.C74]-[.C76])*27.211" office:value-type="float" office:value="-0.84727962151031" calcext:value-type="float">
            <text:p>-0.847</text:p>
          </table:table-cell>
          <table:table-cell table:style-name="ce1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63]-[.C78]" office:value-type="float" office:value="-0.0823626868674621" calcext:value-type="float">
            <text:p>-0.082</text:p>
          </table:table-cell>
          <table:table-cell table:style-name="ce1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64]-[.C79]" office:value-type="float" office:value="-0.0797173803598636" calcext:value-type="float">
            <text:p>-0.080</text:p>
          </table:table-cell>
          <table:table-cell table:style-name="ce1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1" table:formula="of:=([.C88]-[.C89]-[.C90])*27.211" office:value-type="float" office:value="-0.822141353269578" calcext:value-type="float">
            <text:p>-0.822</text:p>
          </table:table-cell>
          <table:table-cell table:style-name="ce1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1" table:formula="of:=([.C88]-[.C89]-[.C91])*27.211" office:value-type="float" office:value="-0.824859001527017" calcext:value-type="float">
            <text:p>-0.825</text:p>
          </table:table-cell>
          <table:table-cell table:style-name="ce1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1" table:formula="of:=[.C63]-[.C93]" office:value-type="float" office:value="-0.10272619122391" calcext:value-type="float">
            <text:p>-0.103</text:p>
          </table:table-cell>
          <table:table-cell table:style-name="ce1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1" table:formula="of:=[.C64]-[.C94]" office:value-type="float" office:value="-0.102138000343156" calcext:value-type="float">
            <text:p>-0.102</text:p>
          </table:table-cell>
          <table:table-cell table:style-name="ce1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06]-[.C107]-[.C108])*27.211" office:value-type="float" office:value="-1.05115560328348" calcext:value-type="float">
            <text:p>-1.051</text:p>
          </table:table-cell>
          <table:table-cell table:style-name="ce1" table:formula="of:=([.D106]-[.D107]-[.D108])*27.211" office:value-type="float" office:value="-0.637004183283489" calcext:value-type="float">
            <text:p>-0.637</text:p>
          </table:table-cell>
          <table:table-cell table:style-name="ce1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06]-[.C107]-[.C109])*27.211" office:value-type="float" office:value="-1.04935961755534" calcext:value-type="float">
            <text:p>-1.049</text:p>
          </table:table-cell>
          <table:table-cell table:style-name="ce1" table:formula="of:=([.D106]-[.D107]-[.D109])*27.211" office:value-type="float" office:value="-0.635208197555344" calcext:value-type="float">
            <text:p>-0.635</text:p>
          </table:table-cell>
          <table:table-cell table:style-name="ce1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16]-[.C117]-[.C118])*27.211" office:value-type="float" office:value="-1.1262476822602" calcext:value-type="float">
            <text:p>-1.126</text:p>
          </table:table-cell>
          <table:table-cell table:style-name="ce1" table:formula="of:=([.D116]-[.D117]-[.D118])*27.211" office:value-type="float" office:value="-0.628830602260201" calcext:value-type="float">
            <text:p>-0.629</text:p>
          </table:table-cell>
          <table:table-cell table:style-name="ce1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16]-[.C117]-[.C119])*27.211" office:value-type="float" office:value="-1.12689878325866" calcext:value-type="float">
            <text:p>-1.127</text:p>
          </table:table-cell>
          <table:table-cell table:style-name="ce1" table:formula="of:=([.D116]-[.D117]-[.D119])*27.211" office:value-type="float" office:value="-0.629481703258661" calcext:value-type="float">
            <text:p>-0.629</text:p>
          </table:table-cell>
          <table:table-cell table:style-name="ce1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121]-[.C111]" office:value-type="float" office:value="-0.0750920789767136" calcext:value-type="float">
            <text:p>-0.075</text:p>
          </table:table-cell>
          <table:table-cell table:style-name="ce1" table:formula="of:=[.D121]-[.D111]" office:value-type="float" office:value="0.00817358102328813" calcext:value-type="float">
            <text:p>0.008</text:p>
          </table:table-cell>
          <table:table-cell table:style-name="ce1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122]-[.C112]" office:value-type="float" office:value="-0.0775391657033189" calcext:value-type="float">
            <text:p>-0.078</text:p>
          </table:table-cell>
          <table:table-cell table:style-name="ce1" table:formula="of:=[.D122]-[.D112]" office:value-type="float" office:value="0.00572649429668293" calcext:value-type="float">
            <text:p>0.006</text:p>
          </table:table-cell>
          <table:table-cell table:style-name="ce1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31]-[.C132]-[.C133])*27.211" office:value-type="float" office:value="-0.27591421328348" calcext:value-type="float">
            <text:p>-0.276</text:p>
          </table:table-cell>
          <table:table-cell table:style-name="ce1" table:formula="of:=([.D131]-[.D132]-[.D133])*27.211" office:value-type="float" office:value="0.156196466716512" calcext:value-type="float">
            <text:p>0.156</text:p>
          </table:table-cell>
          <table:table-cell table:style-name="ce1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31]-[.C132]-[.C134])*27.211" office:value-type="float" office:value="-0.274118227555335" calcext:value-type="float">
            <text:p>-0.274</text:p>
          </table:table-cell>
          <table:table-cell table:style-name="ce1" table:formula="of:=([.D131]-[.D132]-[.D134])*27.211" office:value-type="float" office:value="0.157992452444656" calcext:value-type="float">
            <text:p>0.158</text:p>
          </table:table-cell>
          <table:table-cell table:style-name="ce1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41]-[.C142]-[.C143])*27.211" office:value-type="float" office:value="-0.351278402260201" calcext:value-type="float">
            <text:p>-0.351</text:p>
          </table:table-cell>
          <table:table-cell table:style-name="ce1" table:formula="of:=([.D141]-[.D142]-[.D143])*27.211" office:value-type="float" office:value="0.1643700477398" calcext:value-type="float">
            <text:p>0.164</text:p>
          </table:table-cell>
          <table:table-cell table:style-name="ce1" table:formula="of:=([.E141]-[.E142]-[.E143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41]-[.C142]-[.C144])*27.211" office:value-type="float" office:value="-0.351929503258661" calcext:value-type="float">
            <text:p>-0.352</text:p>
          </table:table-cell>
          <table:table-cell table:style-name="ce1" table:formula="of:=([.D141]-[.D142]-[.D144])*27.211" office:value-type="float" office:value="0.163718946741339" calcext:value-type="float">
            <text:p>0.164</text:p>
          </table:table-cell>
          <table:table-cell table:style-name="ce1" table:formula="of:=([.E141]-[.E142]-[.E144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146]-[.C136]" office:value-type="float" office:value="-0.0753641889767214" calcext:value-type="float">
            <text:p>-0.075</text:p>
          </table:table-cell>
          <table:table-cell table:style-name="ce1" table:formula="of:=[.D146]-[.D136]" office:value-type="float" office:value="0.00817358102328813" calcext:value-type="float">
            <text:p>0.008</text:p>
          </table:table-cell>
          <table:table-cell table:style-name="ce1" table:formula="of:=[.E146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147]-[.C137]" office:value-type="float" office:value="-0.0778112757033266" calcext:value-type="float">
            <text:p>-0.078</text:p>
          </table:table-cell>
          <table:table-cell table:style-name="ce1" table:formula="of:=[.D147]-[.D137]" office:value-type="float" office:value="0.00572649429668295" calcext:value-type="float">
            <text:p>0.006</text:p>
          </table:table-cell>
          <table:table-cell table:style-name="ce1" table:formula="of:=[.E147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dis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[.C106]-[.C131]" office:value-type="float" office:value="-0.17122" calcext:value-type="float">
            <text:p>-0.17122</text:p>
          </table:table-cell>
          <table:table-cell table:formula="of:=[.D106]-[.D131]" office:value-type="float" office:value="-0.38665" calcext:value-type="float">
            <text:p>-0.38665</text:p>
          </table:table-cell>
          <table:table-cell table:formula="of:=[.E106]-[.E131]" office:value-type="float" office:value="-0.619120000000001" calcext:value-type="float">
            <text:p>-0.6191200000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[.C107]-[.C132]" office:value-type="float" office:value="-0.14273" calcext:value-type="float">
            <text:p>-0.14273</text:p>
          </table:table-cell>
          <table:table-cell table:formula="of:=[.D107]-[.D132]" office:value-type="float" office:value="-0.3575" calcext:value-type="float">
            <text:p>-0.3575</text:p>
          </table:table-cell>
          <table:table-cell table:formula="of:=[.E107]-[.E132]" office:value-type="float" office:value="-0.58755" calcext:value-type="float">
            <text:p>-0.58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56]-[.C157]-[.C158])*27.211" office:value-type="float" office:value="-0.775241390000003" calcext:value-type="float">
            <text:p>-0.775</text:p>
          </table:table-cell>
          <table:table-cell table:style-name="ce1" table:formula="of:=([.D156]-[.D157]-[.D158])*27.211" office:value-type="float" office:value="-0.79320065" calcext:value-type="float">
            <text:p>-0.793</text:p>
          </table:table-cell>
          <table:table-cell table:style-name="ce1" table:formula="of:=([.E156]-[.E157]-[.E158])*27.211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56]-[.C157]-[.C159])*27.211" office:value-type="float" office:value="-0.775241390000003" calcext:value-type="float">
            <text:p>-0.775</text:p>
          </table:table-cell>
          <table:table-cell table:style-name="ce1" table:formula="of:=([.D156]-[.D157]-[.D159])*27.211" office:value-type="float" office:value="-0.79320065" calcext:value-type="float">
            <text:p>-0.793</text:p>
          </table:table-cell>
          <table:table-cell table:style-name="ce1" table:formula="of:=([.E156]-[.E157]-[.E159])*27.211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1" table:formula="of:=([.C171]-[.C172]-[.C173])*27.211" office:value-type="float" office:value="-127.346492528733" calcext:value-type="float">
            <text:p>-127.346</text:p>
          </table:table-cell>
          <table:table-cell table:style-name="ce1" table:formula="of:=([.D171]-[.D172]-[.D173])*27.211" office:value-type="float" office:value="-8.79599010349408" calcext:value-type="float">
            <text:p>-8.796</text:p>
          </table:table-cell>
          <table:table-cell table:style-name="ce1" table:formula="of:=([.E171]-[.E172]-[.E173])*27.211" office:value-type="float" office:value="-5.49781318285471" calcext:value-type="float">
            <text:p>-5.49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1" table:formula="of:=([.C171]-[.C172]-[.C174])*27.211" office:value-type="float" office:value="-127.356762974151" calcext:value-type="float">
            <text:p>-127.357</text:p>
          </table:table-cell>
          <table:table-cell table:style-name="ce1" table:formula="of:=([.D171]-[.D172]-[.D174])*27.211" office:value-type="float" office:value="-8.80626054891203" calcext:value-type="float">
            <text:p>-8.806</text:p>
          </table:table-cell>
          <table:table-cell table:style-name="ce1" table:formula="of:=([.E171]-[.E172]-[.E174])*27.211" office:value-type="float" office:value="-5.50808362827266" calcext:value-type="float">
            <text:p>-5.508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86]-[.C187]-[.C188])*27.211" office:value-type="float" office:value="-0.984488394098705" calcext:value-type="float">
            <text:p>-0.984</text:p>
          </table:table-cell>
          <table:table-cell table:style-name="ce1" table:formula="of:=([.D186]-[.D187]-[.D188])*27.211" office:value-type="float" office:value="-0.876211958415601" calcext:value-type="float">
            <text:p>-0.876</text:p>
          </table:table-cell>
          <table:table-cell table:style-name="ce1" table:formula="of:=([.E186]-[.E187]-[.E188])*27.211" office:value-type="float" office:value="-135.258607734232" calcext:value-type="float">
            <text:p>-135.25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86]-[.C187]-[.C189])*27.211" office:value-type="float" office:value="-0.979555711719928" calcext:value-type="float">
            <text:p>-0.980</text:p>
          </table:table-cell>
          <table:table-cell table:style-name="ce1" table:formula="of:=([.D186]-[.D187]-[.D189])*27.211" office:value-type="float" office:value="-0.871279276036824" calcext:value-type="float">
            <text:p>-0.871</text:p>
          </table:table-cell>
          <table:table-cell table:style-name="ce1" table:formula="of:=([.E186]-[.E187]-[.E189])*27.211" office:value-type="float" office:value="-135.253675051853" calcext:value-type="float">
            <text:p>-135.254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99]-[.C200]-[.C201])*27.211" office:value-type="float" office:value="-1.03269833207851" calcext:value-type="float">
            <text:p>-1.033</text:p>
          </table:table-cell>
          <table:table-cell table:style-name="ce1" table:formula="of:=([.D199]-[.D200]-[.D201])*27.211" office:value-type="float" office:value="-0.934738732078507" calcext:value-type="float">
            <text:p>-0.935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99]-[.C200]-[.C202])*27.211" office:value-type="float" office:value="-1.03110265871189" calcext:value-type="float">
            <text:p>-1.031</text:p>
          </table:table-cell>
          <table:table-cell table:style-name="ce1" table:formula="of:=([.D199]-[.D200]-[.D202])*27.211" office:value-type="float" office:value="-0.933143058711889" calcext:value-type="float">
            <text:p>-0.933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209]-[.C210]-[.C211])*27.211" office:value-type="float" office:value="-0.824618423361711" calcext:value-type="float">
            <text:p>-0.825</text:p>
          </table:table-cell>
          <table:table-cell table:style-name="ce1" table:formula="of:=([.D209]-[.D210]-[.D211])*27.211" office:value-type="float" office:value="-0.722305063361717" calcext:value-type="float">
            <text:p>-0.72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209]-[.C210]-[.C212])*27.211" office:value-type="float" office:value="-0.838986956454928" calcext:value-type="float">
            <text:p>-0.839</text:p>
          </table:table-cell>
          <table:table-cell table:style-name="ce1" table:formula="of:=([.D209]-[.D210]-[.D212])*27.211" office:value-type="float" office:value="-0.736673596454934" calcext:value-type="float">
            <text:p>-0.737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214]-[.C204]" office:value-type="float" office:value="0.208079908716797" calcext:value-type="float">
            <text:p>0.208</text:p>
          </table:table-cell>
          <table:table-cell table:style-name="ce1" table:formula="of:=[.D214]-[.D204]" office:value-type="float" office:value="0.212433668716789" calcext:value-type="float">
            <text:p>0.21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215]-[.C205]" office:value-type="float" office:value="0.192115702256963" calcext:value-type="float">
            <text:p>0.192</text:p>
          </table:table-cell>
          <table:table-cell table:style-name="ce1" table:formula="of:=[.D215]-[.D205]" office:value-type="float" office:value="0.196469462256955" calcext:value-type="float">
            <text:p>0.196</text:p>
          </table:table-cell>
          <table:table-cell table:style-name="ce1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1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7067804" calcext:value-type="float">
            <text:p>0.0717067804</text:p>
          </table:table-cell>
          <table:table-cell table:number-columns-repeated="2"/>
          <table:table-cell table:formula="of:=[.C23]*27.211" office:value-type="float" office:value="2.2683062389" calcext:value-type="float">
            <text:p>2.268</text:p>
          </table:table-cell>
          <table:table-cell table:formula="of:=[.D23]*27.211" office:value-type="float" office:value="1.9512132014644" calcext:value-type="float">
            <text:p>1.951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9240354" calcext:value-type="float">
            <text:p>0.0989240354</text:p>
          </table:table-cell>
          <table:table-cell table:number-columns-repeated="2"/>
          <table:table-cell table:formula="of:=[.C24]*27.211" office:value-type="float" office:value="3.21823299716" calcext:value-type="float">
            <text:p>3.218</text:p>
          </table:table-cell>
          <table:table-cell table:formula="of:=[.D24]*27.211" office:value-type="float" office:value="2.6918219272694" calcext:value-type="float">
            <text:p>2.692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71666598" calcext:value-type="float">
            <text:p>0.1071666598</text:p>
          </table:table-cell>
          <table:table-cell table:number-columns-repeated="2"/>
          <table:table-cell table:formula="of:=[.C25]*27.211" office:value-type="float" office:value="3.55651525118" calcext:value-type="float">
            <text:p>3.557</text:p>
          </table:table-cell>
          <table:table-cell table:formula="of:=[.D25]*27.211" office:value-type="float" office:value="2.9161119798178" calcext:value-type="float">
            <text:p>2.916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2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3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34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0]*27.211" office:value-type="float" office:value="5.5349991562995" calcext:value-type="float">
            <text:p>5.535</text:p>
          </table:table-cell>
          <table:table-cell table:formula="of:=[.D40]*27.211" office:value-type="float" office:value="5.0494136041343" calcext:value-type="float">
            <text:p>5.049</text:p>
          </table:table-cell>
          <table:table-cell table:formula="of:=[.E40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1]*27.211" office:value-type="float" office:value="5.5982465625148" calcext:value-type="float">
            <text:p>5.598</text:p>
          </table:table-cell>
          <table:table-cell table:formula="of:=[.D41]*27.211" office:value-type="float" office:value="5.0632341689939" calcext:value-type="float">
            <text:p>5.063</text:p>
          </table:table-cell>
          <table:table-cell table:formula="of:=[.E41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2]*27.211" office:value-type="float" office:value="5.714259441962" calcext:value-type="float">
            <text:p>5.714</text:p>
          </table:table-cell>
          <table:table-cell table:formula="of:=[.D42]*27.211" office:value-type="float" office:value="5.2728406761443" calcext:value-type="float">
            <text:p>5.273</text:p>
          </table:table-cell>
          <table:table-cell table:formula="of:=[.E42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46]*27.211" office:value-type="float" office:value="4.4509529736126" calcext:value-type="float">
            <text:p>4.451</text:p>
          </table:table-cell>
          <table:table-cell table:formula="of:=[.D46]*27.211" office:value-type="float" office:value="3.5531538518601" calcext:value-type="float">
            <text:p>3.553</text:p>
          </table:table-cell>
          <table:table-cell table:formula="of:=[.E46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47]*27.211" office:value-type="float" office:value="4.61907976706" calcext:value-type="float">
            <text:p>4.619</text:p>
          </table:table-cell>
          <table:table-cell table:formula="of:=[.D47]*27.211" office:value-type="float" office:value="3.718527341089" calcext:value-type="float">
            <text:p>3.719</text:p>
          </table:table-cell>
          <table:table-cell table:formula="of:=[.E4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48]*27.211" office:value-type="float" office:value="4.6528464166901" calcext:value-type="float">
            <text:p>4.653</text:p>
          </table:table-cell>
          <table:table-cell table:formula="of:=[.D48]*27.211" office:value-type="float" office:value="3.8327759735824" calcext:value-type="float">
            <text:p>3.833</text:p>
          </table:table-cell>
          <table:table-cell table:formula="of:=[.E48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59]*27.211" office:value-type="float" office:value="3.5245926583667" calcext:value-type="float">
            <text:p>3.525</text:p>
          </table:table-cell>
          <table:table-cell table:formula="of:=[.D59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0]*27.211" office:value-type="float" office:value="4.1440295249758" calcext:value-type="float">
            <text:p>4.144</text:p>
          </table:table-cell>
          <table:table-cell table:formula="of:=[.D60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1]*27.211" office:value-type="float" office:value="4.4205554294576" calcext:value-type="float">
            <text:p>4.421</text:p>
          </table:table-cell>
          <table:table-cell table:formula="of:=[.D61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65]*27.211" office:value-type="float" office:value="1.65990610219" calcext:value-type="float">
            <text:p>1.660</text:p>
          </table:table-cell>
          <table:table-cell table:formula="of:=[.D65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66]*27.211" office:value-type="float" office:value="2.57854374788" calcext:value-type="float">
            <text:p>2.579</text:p>
          </table:table-cell>
          <table:table-cell table:formula="of:=[.D66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67]*27.211" office:value-type="float" office:value="2.87571072512" calcext:value-type="float">
            <text:p>2.876</text:p>
          </table:table-cell>
          <table:table-cell table:formula="of:=[.D67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74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75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76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09:05:55.188092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7:25:06.114313663</meta:creation-date>
    <dc:date>2026-03-04T09:32:52.392850292</dc:date>
    <meta:editing-duration>PT8H18M6S</meta:editing-duration>
    <meta:editing-cycles>23</meta:editing-cycles>
    <meta:generator>LibreOffice/25.8.5.2$Linux_X86_64 LibreOffice_project/252c20f6956e3db0b52e6e2f9dda67263513c8fc</meta:generator>
    <meta:document-statistic meta:table-count="2" meta:cell-count="643" meta:object-count="0"/>
  </office:meta>
</office:document-meta>
</file>